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d3a3" officeooo:paragraph-rsid="000fd3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24;309</text:p>
      <text:p text:style-name="P1">1027;253</text:p>
      <text:p text:style-name="P1">1219;253</text:p>
      <text:p text:style-name="P1">1408;252</text:p>
      <text:p text:style-name="P1">1597;252</text:p>
      <text:p text:style-name="P1">1786;308</text:p>
      <text:p text:style-name="P1">1982;308</text:p>
      <text:p text:style-name="P1">2178;309</text:p>
      <text:p text:style-name="P1">2382;309</text:p>
      <text:p text:style-name="P1">2588;315</text:p>
      <text:p text:style-name="P1">2789;313</text:p>
      <text:p text:style-name="P1">3012;-1</text:p>
      <text:p text:style-name="P1">3170;116</text:p>
      <text:p text:style-name="P1">3325;252</text:p>
      <text:p text:style-name="P1">3493;260</text:p>
      <text:p text:style-name="P1">3671;-1</text:p>
      <text:p text:style-name="P1">3879;262</text:p>
      <text:p text:style-name="P1">4108;-1</text:p>
      <text:p text:style-name="P1">4281;-1</text:p>
      <text:p text:style-name="P1">4491;309</text:p>
      <text:p text:style-name="P1">4687;-1</text:p>
      <text:p text:style-name="P1">4907;313</text:p>
      <text:p text:style-name="P1">5091;254</text:p>
      <text:p text:style-name="P1">5284;313</text:p>
      <text:p text:style-name="P1">5484;314</text:p>
      <text:p text:style-name="P1">5688;314</text:p>
      <text:p text:style-name="P1">5891;314</text:p>
      <text:p text:style-name="P1">6097;313</text:p>
      <text:p text:style-name="P1">6326;-1</text:p>
      <text:p text:style-name="P1">6545;-1</text:p>
      <text:p text:style-name="P1">6706;-1</text:p>
      <text:p text:style-name="P1">6915;368</text:p>
      <text:p text:style-name="P1">7150;-1</text:p>
      <text:p text:style-name="P1">7323;-1</text:p>
      <text:p text:style-name="P1">7532;-1</text:p>
      <text:p text:style-name="P1">7742;-1</text:p>
      <text:p text:style-name="P1">7952;-1</text:p>
      <text:p text:style-name="P1">8161;-1</text:p>
      <text:p text:style-name="P1">8334;-1</text:p>
      <text:p text:style-name="P1">8544;-1</text:p>
      <text:p text:style-name="P1">8766;-1</text:p>
      <text:p text:style-name="P1">8976;-1</text:p>
      <text:p text:style-name="P1">9137;-1</text:p>
      <text:p text:style-name="P1">9347;-1</text:p>
      <text:p text:style-name="P1">9556;154</text:p>
      <text:p text:style-name="P1">9717;-1</text:p>
      <text:p text:style-name="P1">9926;146</text:p>
      <text:p text:style-name="P1">10099;145</text:p>
      <text:p text:style-name="P1">10314;-1</text:p>
      <text:p text:style-name="P1">10523;-1</text:p>
      <text:p text:style-name="P1">10684;128</text:p>
      <text:p text:style-name="P1">10891;-1</text:p>
      <text:p text:style-name="P1"><text:soft-page-break/>11101;-1</text:p>
      <text:p text:style-name="P1">11259;112</text:p>
      <text:p text:style-name="P1">11407;111</text:p>
      <text:p text:style-name="P1">11555;106</text:p>
      <text:p text:style-name="P1">11702;108</text:p>
      <text:p text:style-name="P1">11848;100</text:p>
      <text:p text:style-name="P1">11994;101</text:p>
      <text:p text:style-name="P1">12147;94</text:p>
      <text:p text:style-name="P1">12290;108</text:p>
      <text:p text:style-name="P1">12436;90</text:p>
      <text:p text:style-name="P1">12635;-1</text:p>
      <text:p text:style-name="P1">12791;100</text:p>
      <text:p text:style-name="P1">12944;-1</text:p>
      <text:p text:style-name="P1">13153;71</text:p>
      <text:p text:style-name="P1">13294;71</text:p>
      <text:p text:style-name="P1">13485;-1</text:p>
      <text:p text:style-name="P1">13645;-1</text:p>
      <text:p text:style-name="P1">13850;-1</text:p>
      <text:p text:style-name="P1">14054;-1</text:p>
      <text:p text:style-name="P1">14210;58</text:p>
      <text:p text:style-name="P1">14407;56</text:p>
      <text:p text:style-name="P1">14557;-1</text:p>
      <text:p text:style-name="P1">14761;52</text:p>
      <text:p text:style-name="P1">14904;51</text:p>
      <text:p text:style-name="P1">15035;50</text:p>
      <text:p text:style-name="P1">15165;51</text:p>
      <text:p text:style-name="P1">15363;-1</text:p>
      <text:p text:style-name="P1">15517;50</text:p>
      <text:p text:style-name="P1">15653;-1</text:p>
      <text:p text:style-name="P1">15856;45</text:p>
      <text:p text:style-name="P1">15998;45</text:p>
      <text:p text:style-name="P1">16128;44</text:p>
      <text:p text:style-name="P1">16256;46</text:p>
      <text:p text:style-name="P1">16391;46</text:p>
      <text:p text:style-name="P1">16587;-1</text:p>
      <text:p text:style-name="P1">16742;40</text:p>
      <text:p text:style-name="P1">16869;39</text:p>
      <text:p text:style-name="P1">16996;37</text:p>
      <text:p text:style-name="P1">17123;-1</text:p>
      <text:p text:style-name="P1">17326;-1</text:p>
      <text:p text:style-name="P1">17528;-1</text:p>
      <text:p text:style-name="P1">17682;32</text:p>
      <text:p text:style-name="P1">17807;-1</text:p>
      <text:p text:style-name="P1">18010;-1</text:p>
      <text:p text:style-name="P1">18212;-1</text:p>
      <text:p text:style-name="P1">18366;28</text:p>
      <text:p text:style-name="P1">18562;-1</text:p>
      <text:p text:style-name="P1">18763;-1</text:p>
      <text:p text:style-name="P1">18924;-1</text:p>
      <text:p text:style-name="P1">19134;-1</text:p>
      <text:p text:style-name="P1">19336;19</text:p>
      <text:p text:style-name="P1">19481;-1</text:p>
      <text:p text:style-name="P1"><text:soft-page-break/>19683;21</text:p>
      <text:p text:style-name="P1">19820;21</text:p>
      <text:p text:style-name="P1">19942;-1</text:p>
      <text:p text:style-name="P1">20145;19</text:p>
      <text:p text:style-name="P1">20282;-1</text:p>
      <text:p text:style-name="P1">20491;17</text:p>
      <text:p text:style-name="P1">20620;-1</text:p>
      <text:p text:style-name="P1">20830;15</text:p>
      <text:p text:style-name="P1">21015;-1</text:p>
      <text:p text:style-name="P1">21176;15</text:p>
      <text:p text:style-name="P1">21297;15</text:p>
      <text:p text:style-name="P1">21416;17</text:p>
      <text:p text:style-name="P1">21603;-1</text:p>
      <text:p text:style-name="P1">21755;-1</text:p>
      <text:p text:style-name="P1">21965;-1</text:p>
      <text:p text:style-name="P1">22167;-1</text:p>
      <text:p text:style-name="P1">22370;-1</text:p>
      <text:p text:style-name="P1">22531;-1</text:p>
      <text:p text:style-name="P1">22731;-1</text:p>
      <text:p text:style-name="P1">22934;-1</text:p>
      <text:p text:style-name="P1">23087;-1</text:p>
      <text:p text:style-name="P1">23297;20</text:p>
      <text:p text:style-name="P1">23426;20</text:p>
      <text:p text:style-name="P1">23620;-1</text:p>
      <text:p text:style-name="P1">23822;-1</text:p>
      <text:p text:style-name="P1">23983;21</text:p>
      <text:p text:style-name="P1">24103;25</text:p>
      <text:p text:style-name="P1">24227;-1</text:p>
      <text:p text:style-name="P1">24429;40</text:p>
      <text:p text:style-name="P1">24570;43</text:p>
      <text:p text:style-name="P1">24767;-1</text:p>
      <text:p text:style-name="P1">24971;-1</text:p>
      <text:p text:style-name="P1">25132;-1</text:p>
      <text:p text:style-name="P1">25336;81</text:p>
      <text:p text:style-name="P1">25484;94</text:p>
      <text:p text:style-name="P1">25627;96</text:p>
      <text:p text:style-name="P1">25771;105</text:p>
      <text:p text:style-name="P1">25916;110</text:p>
      <text:p text:style-name="P1">26064;115</text:p>
      <text:p text:style-name="P1">26214;116</text:p>
      <text:p text:style-name="P1">26421;-1</text:p>
      <text:p text:style-name="P1">26631;-1</text:p>
      <text:p text:style-name="P1">26790;-1</text:p>
      <text:p text:style-name="P1">26998;-1</text:p>
      <text:p text:style-name="P1">27208;137</text:p>
      <text:p text:style-name="P1">27368;143</text:p>
      <text:p text:style-name="P1">27525;143</text:p>
      <text:p text:style-name="P1">27734;146</text:p>
      <text:p text:style-name="P1">27894;-1</text:p>
      <text:p text:style-name="P1">28103;-1</text:p>
      <text:p text:style-name="P1">28313;150</text:p>
      <text:p text:style-name="P1">28474;-1</text:p>
      <text:p text:style-name="P1"><text:soft-page-break/>28684;154</text:p>
      <text:p text:style-name="P1">28844;158</text:p>
      <text:p text:style-name="P1">29005;-1</text:p>
      <text:p text:style-name="P1">29215;164</text:p>
      <text:p text:style-name="P1">29378;165</text:p>
      <text:p text:style-name="P1">29542;172</text:p>
      <text:p text:style-name="P1">29718;-1</text:p>
      <text:p text:style-name="P1">29928;173</text:p>
      <text:p text:style-name="P1">30140;-1</text:p>
      <text:p text:style-name="P1">30350;-1</text:p>
      <text:p text:style-name="P1">30511;-1</text:p>
      <text:p text:style-name="P1">30721;-1</text:p>
      <text:p text:style-name="P1">30930;-1</text:p>
      <text:p text:style-name="P1">31145;-1</text:p>
      <text:p text:style-name="P1">31315;315</text:p>
      <text:p text:style-name="P1">31523;316</text:p>
      <text:p text:style-name="P1">31733;255</text:p>
      <text:p text:style-name="P1">31959;-1</text:p>
      <text:p text:style-name="P1">32168;-1</text:p>
      <text:p text:style-name="P1">32342;254</text:p>
      <text:p text:style-name="P1">32575;-1</text:p>
      <text:p text:style-name="P1">32736;190</text:p>
      <text:p text:style-name="P1">32950;-1</text:p>
      <text:p text:style-name="P1">33166;-1</text:p>
      <text:p text:style-name="P1">33327;-1</text:p>
      <text:p text:style-name="P1">33537;-1</text:p>
      <text:p text:style-name="P1">33745;-1</text:p>
      <text:p text:style-name="P1">33955;-1</text:p>
      <text:p text:style-name="P1">34165;-1</text:p>
      <text:p text:style-name="P1">34325;144</text:p>
      <text:p text:style-name="P1">34495;140</text:p>
      <text:p text:style-name="P1">34659;313</text:p>
      <text:p text:style-name="P1">34835;314</text:p>
      <text:p text:style-name="P1">35019;137</text:p>
      <text:p text:style-name="P1">35175;133</text:p>
      <text:p text:style-name="P1">35381;-1</text:p>
      <text:p text:style-name="P1">35540;127</text:p>
      <text:p text:style-name="P1">35700;122</text:p>
      <text:p text:style-name="P1">35905;-1</text:p>
      <text:p text:style-name="P1">36063;114</text:p>
      <text:p text:style-name="P1">36213;111</text:p>
      <text:p text:style-name="P1">36361;128</text:p>
      <text:p text:style-name="P1">36511;107</text:p>
      <text:p text:style-name="P1">36658;104</text:p>
      <text:p text:style-name="P1">36804;100</text:p>
      <text:p text:style-name="P1">36948;100</text:p>
      <text:p text:style-name="P1">37095;100</text:p>
      <text:p text:style-name="P1">37238;91</text:p>
      <text:p text:style-name="P1">37381;110</text:p>
      <text:p text:style-name="P1">37528;84</text:p>
      <text:p text:style-name="P1">37739;81</text:p>
      <text:p text:style-name="P1">37894;107</text:p>
      <text:p text:style-name="P1"><text:soft-page-break/>38047;-1</text:p>
      <text:p text:style-name="P1">38263;68</text:p>
      <text:p text:style-name="P1">38409;-1</text:p>
      <text:p text:style-name="P1">38619;61</text:p>
      <text:p text:style-name="P1">38758;-1</text:p>
      <text:p text:style-name="P1">38963;-1</text:p>
      <text:p text:style-name="P1">39166;-1</text:p>
      <text:p text:style-name="P1">39323;-1</text:p>
      <text:p text:style-name="P1">39532;88</text:p>
      <text:p text:style-name="P1">39732;-1</text:p>
      <text:p text:style-name="P1">39892;97</text:p>
      <text:p text:style-name="P1">40036;98</text:p>
      <text:p text:style-name="P1">40180;101</text:p>
      <text:p text:style-name="P1">40326;110</text:p>
      <text:p text:style-name="P1">40473;308</text:p>
      <text:p text:style-name="P1">40645;120</text:p>
      <text:p text:style-name="P1">40795;308</text:p>
      <text:p text:style-name="P1">40968;149</text:p>
      <text:p text:style-name="P1">41133;131</text:p>
      <text:p text:style-name="P1">41286;135</text:p>
      <text:p text:style-name="P1">41442;-1</text:p>
      <text:p text:style-name="P1">41651;147</text:p>
      <text:p text:style-name="P1">41823;154</text:p>
      <text:p text:style-name="P1">41995;369</text:p>
      <text:p text:style-name="P1">42191;-1</text:p>
      <text:p text:style-name="P1">42400;140</text:p>
      <text:p text:style-name="P1">42557;120</text:p>
      <text:p text:style-name="P1">42707;126</text:p>
      <text:p text:style-name="P1">42858;104</text:p>
      <text:p text:style-name="P1">43003;116</text:p>
      <text:p text:style-name="P1">43162;101</text:p>
      <text:p text:style-name="P1">43305;366</text:p>
      <text:p text:style-name="P1">43507;309</text:p>
      <text:p text:style-name="P1">43709;308</text:p>
      <text:p text:style-name="P1">43915;159</text:p>
      <text:p text:style-name="P1">44084;133</text:p>
      <text:p text:style-name="P1">44243;254</text:p>
      <text:p text:style-name="P1">44468;-1</text:p>
      <text:p text:style-name="P1">44687;-1</text:p>
      <text:p text:style-name="P1">44848;309</text:p>
      <text:p text:style-name="P1">45053;310</text:p>
      <text:p text:style-name="P1">45259;309</text:p>
      <text:p text:style-name="P1">45465;308</text:p>
      <text:p text:style-name="P1">45670;308</text:p>
      <text:p text:style-name="P1">45870;253</text:p>
      <text:p text:style-name="P1">46059;309</text:p>
      <text:p text:style-name="P1">46264;309</text:p>
      <text:p text:style-name="P1">46470;308</text:p>
      <text:p text:style-name="P1">46697;308</text:p>
      <text:p text:style-name="P1">46876;316</text:p>
      <text:p text:style-name="P1">47086;309</text:p>
      <text:p text:style-name="P1">47291;310</text:p>
      <text:p text:style-name="P1"><text:soft-page-break/>47497;309</text:p>
      <text:p text:style-name="P1">47703;309</text:p>
      <text:p text:style-name="P1">47908;309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20:53:55.442191180</meta:creation-date>
    <dc:date>2018-06-22T20:54:04.205169637</dc:date>
    <meta:editing-duration>PT9S</meta:editing-duration>
    <meta:editing-cycles>1</meta:editing-cycles>
    <meta:document-statistic meta:table-count="0" meta:image-count="0" meta:object-count="0" meta:page-count="6" meta:paragraph-count="263" meta:word-count="263" meta:character-count="2170" meta:non-whitespace-character-count="2169"/>
    <meta:generator>LibreOffice/5.1.6.2$Linux_X86_64 LibreOffice_project/10m0$Build-2</meta:generator>
  </office:meta>
</office:document-meta>
</file>